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MIDI Note Number</text:p>
          </table:table-cell>
          <table:table-cell table:style-name="ce1" office:value-type="string" calcext:value-type="string">
            <text:p>Pitch (Hz)</text:p>
          </table:table-cell>
          <table:table-cell/>
          <table:table-cell table:style-name="ce1" office:value-type="string" calcext:value-type="string">
            <text:p>Note Name</text:p>
          </table:table-cell>
          <table:table-cell table:number-columns-repeated="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176" calcext:value-type="float">
            <text:p>8.176</text:p>
          </table:table-cell>
          <table:table-cell/>
          <table:table-cell office:value-type="string" calcext:value-type="string">
            <text:p>C-1 </text:p>
          </table:table-cell>
          <table:table-cell table:formula="of:=COM.MICROSOFT.CONCAT([.B2]; &quot;,&quot;)" office:value-type="string" office:string-value="8.176," calcext:value-type="string">
            <text:p>8.176,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.662" calcext:value-type="float">
            <text:p>8.662</text:p>
          </table:table-cell>
          <table:table-cell/>
          <table:table-cell office:value-type="string" calcext:value-type="string">
            <text:p>C#-1 </text:p>
          </table:table-cell>
          <table:table-cell table:formula="of:=COM.MICROSOFT.CONCAT([.B3]; &quot;,&quot;)" office:value-type="string" office:string-value="8.662," calcext:value-type="string">
            <text:p>8.662,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.177" calcext:value-type="float">
            <text:p>9.177</text:p>
          </table:table-cell>
          <table:table-cell/>
          <table:table-cell office:value-type="string" calcext:value-type="string">
            <text:p>D-1 </text:p>
          </table:table-cell>
          <table:table-cell table:formula="of:=COM.MICROSOFT.CONCAT([.B4]; &quot;,&quot;)" office:value-type="string" office:string-value="9.177," calcext:value-type="string">
            <text:p>9.177,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.723" calcext:value-type="float">
            <text:p>9.723</text:p>
          </table:table-cell>
          <table:table-cell/>
          <table:table-cell office:value-type="string" calcext:value-type="string">
            <text:p>D#-1 </text:p>
          </table:table-cell>
          <table:table-cell table:formula="of:=COM.MICROSOFT.CONCAT([.B5]; &quot;,&quot;)" office:value-type="string" office:string-value="9.723," calcext:value-type="string">
            <text:p>9.723,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301" calcext:value-type="float">
            <text:p>10.301</text:p>
          </table:table-cell>
          <table:table-cell/>
          <table:table-cell office:value-type="string" calcext:value-type="string">
            <text:p>E-1 </text:p>
          </table:table-cell>
          <table:table-cell table:formula="of:=COM.MICROSOFT.CONCAT([.B6]; &quot;,&quot;)" office:value-type="string" office:string-value="10.301," calcext:value-type="string">
            <text:p>10.301,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913" calcext:value-type="float">
            <text:p>10.913</text:p>
          </table:table-cell>
          <table:table-cell/>
          <table:table-cell office:value-type="string" calcext:value-type="string">
            <text:p>F-1 </text:p>
          </table:table-cell>
          <table:table-cell table:formula="of:=COM.MICROSOFT.CONCAT([.B7]; &quot;,&quot;)" office:value-type="string" office:string-value="10.913," calcext:value-type="string">
            <text:p>10.913,</text:p>
          </table:table-cell>
          <table:table-cell table:number-columns-repeated="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.562" calcext:value-type="float">
            <text:p>11.562</text:p>
          </table:table-cell>
          <table:table-cell/>
          <table:table-cell office:value-type="string" calcext:value-type="string">
            <text:p>F#-1 </text:p>
          </table:table-cell>
          <table:table-cell table:formula="of:=COM.MICROSOFT.CONCAT([.B8]; &quot;,&quot;)" office:value-type="string" office:string-value="11.562," calcext:value-type="string">
            <text:p>11.562,</text:p>
          </table:table-cell>
          <table:table-cell table:number-columns-repeated="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string" calcext:value-type="string">
            <text:p>G-1 </text:p>
          </table:table-cell>
          <table:table-cell table:formula="of:=COM.MICROSOFT.CONCAT([.B9]; &quot;,&quot;)" office:value-type="string" office:string-value="12.25," calcext:value-type="string">
            <text:p>12.25,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.978" calcext:value-type="float">
            <text:p>12.978</text:p>
          </table:table-cell>
          <table:table-cell/>
          <table:table-cell office:value-type="string" calcext:value-type="string">
            <text:p>G#-1 </text:p>
          </table:table-cell>
          <table:table-cell table:formula="of:=COM.MICROSOFT.CONCAT([.B10]; &quot;,&quot;)" office:value-type="string" office:string-value="12.978," calcext:value-type="string">
            <text:p>12.978,</text:p>
          </table:table-cell>
          <table:table-cell table:number-columns-repeated="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A-1 </text:p>
          </table:table-cell>
          <table:table-cell table:formula="of:=COM.MICROSOFT.CONCAT([.B11]; &quot;,&quot;)" office:value-type="string" office:string-value="13.75," calcext:value-type="string">
            <text:p>13.75,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568" calcext:value-type="float">
            <text:p>14.568</text:p>
          </table:table-cell>
          <table:table-cell/>
          <table:table-cell office:value-type="string" calcext:value-type="string">
            <text:p>A#-1 </text:p>
          </table:table-cell>
          <table:table-cell table:formula="of:=COM.MICROSOFT.CONCAT([.B12]; &quot;,&quot;)" office:value-type="string" office:string-value="14.568," calcext:value-type="string">
            <text:p>14.568,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.434" calcext:value-type="float">
            <text:p>15.434</text:p>
          </table:table-cell>
          <table:table-cell/>
          <table:table-cell office:value-type="string" calcext:value-type="string">
            <text:p>B-1 </text:p>
          </table:table-cell>
          <table:table-cell table:formula="of:=COM.MICROSOFT.CONCAT([.B13]; &quot;,&quot;)" office:value-type="string" office:string-value="15.434," calcext:value-type="string">
            <text:p>15.434,</text:p>
          </table:table-cell>
          <table:table-cell table:number-columns-repeated="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.352" calcext:value-type="float">
            <text:p>16.352</text:p>
          </table:table-cell>
          <table:table-cell/>
          <table:table-cell office:value-type="string" calcext:value-type="string">
            <text:p>C0 </text:p>
          </table:table-cell>
          <table:table-cell table:formula="of:=COM.MICROSOFT.CONCAT([.B14]; &quot;,&quot;)" office:value-type="string" office:string-value="16.352," calcext:value-type="string">
            <text:p>16.352,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.324" calcext:value-type="float">
            <text:p>17.324</text:p>
          </table:table-cell>
          <table:table-cell/>
          <table:table-cell office:value-type="string" calcext:value-type="string">
            <text:p>C#0 </text:p>
          </table:table-cell>
          <table:table-cell table:formula="of:=COM.MICROSOFT.CONCAT([.B15]; &quot;,&quot;)" office:value-type="string" office:string-value="17.324," calcext:value-type="string">
            <text:p>17.324,</text:p>
          </table:table-cell>
          <table:table-cell table:number-columns-repeated="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.354" calcext:value-type="float">
            <text:p>18.354</text:p>
          </table:table-cell>
          <table:table-cell/>
          <table:table-cell office:value-type="string" calcext:value-type="string">
            <text:p>D0 </text:p>
          </table:table-cell>
          <table:table-cell table:formula="of:=COM.MICROSOFT.CONCAT([.B16]; &quot;,&quot;)" office:value-type="string" office:string-value="18.354," calcext:value-type="string">
            <text:p>18.354,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.445" calcext:value-type="float">
            <text:p>19.445</text:p>
          </table:table-cell>
          <table:table-cell/>
          <table:table-cell office:value-type="string" calcext:value-type="string">
            <text:p>D#0 </text:p>
          </table:table-cell>
          <table:table-cell table:formula="of:=COM.MICROSOFT.CONCAT([.B17]; &quot;,&quot;)" office:value-type="string" office:string-value="19.445," calcext:value-type="string">
            <text:p>19.445,</text:p>
          </table:table-cell>
          <table:table-cell table:number-columns-repeated="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.602" calcext:value-type="float">
            <text:p>20.602</text:p>
          </table:table-cell>
          <table:table-cell/>
          <table:table-cell office:value-type="string" calcext:value-type="string">
            <text:p>E0 </text:p>
          </table:table-cell>
          <table:table-cell table:formula="of:=COM.MICROSOFT.CONCAT([.B18]; &quot;,&quot;)" office:value-type="string" office:string-value="20.602," calcext:value-type="string">
            <text:p>20.602,</text:p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.827" calcext:value-type="float">
            <text:p>21.827</text:p>
          </table:table-cell>
          <table:table-cell/>
          <table:table-cell office:value-type="string" calcext:value-type="string">
            <text:p>F0 </text:p>
          </table:table-cell>
          <table:table-cell table:formula="of:=COM.MICROSOFT.CONCAT([.B19]; &quot;,&quot;)" office:value-type="string" office:string-value="21.827," calcext:value-type="string">
            <text:p>21.827,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125" calcext:value-type="float">
            <text:p>23.125</text:p>
          </table:table-cell>
          <table:table-cell/>
          <table:table-cell office:value-type="string" calcext:value-type="string">
            <text:p>F#0 </text:p>
          </table:table-cell>
          <table:table-cell table:formula="of:=COM.MICROSOFT.CONCAT([.B20]; &quot;,&quot;)" office:value-type="string" office:string-value="23.125," calcext:value-type="string">
            <text:p>23.125,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string" calcext:value-type="string">
            <text:p>G0 </text:p>
          </table:table-cell>
          <table:table-cell table:formula="of:=COM.MICROSOFT.CONCAT([.B21]; &quot;,&quot;)" office:value-type="string" office:string-value="24.5," calcext:value-type="string">
            <text:p>24.5,</text:p>
          </table:table-cell>
          <table:table-cell table:number-columns-repeated="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957" calcext:value-type="float">
            <text:p>25.957</text:p>
          </table:table-cell>
          <table:table-cell/>
          <table:table-cell office:value-type="string" calcext:value-type="string">
            <text:p>G#0 </text:p>
          </table:table-cell>
          <table:table-cell table:formula="of:=COM.MICROSOFT.CONCAT([.B22]; &quot;,&quot;)" office:value-type="string" office:string-value="25.957," calcext:value-type="string">
            <text:p>25.957,</text:p>
          </table:table-cell>
          <table:table-cell table:number-columns-repeated="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string" calcext:value-type="string">
            <text:p>A0 </text:p>
          </table:table-cell>
          <table:table-cell table:formula="of:=COM.MICROSOFT.CONCAT([.B23]; &quot;,&quot;)" office:value-type="string" office:string-value="27.5," calcext:value-type="string">
            <text:p>27.5,</text:p>
          </table:table-cell>
          <table:table-cell table:number-columns-repeated="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.135" calcext:value-type="float">
            <text:p>29.135</text:p>
          </table:table-cell>
          <table:table-cell/>
          <table:table-cell office:value-type="string" calcext:value-type="string">
            <text:p>A#0 </text:p>
          </table:table-cell>
          <table:table-cell table:formula="of:=COM.MICROSOFT.CONCAT([.B24]; &quot;,&quot;)" office:value-type="string" office:string-value="29.135," calcext:value-type="string">
            <text:p>29.135,</text:p>
          </table:table-cell>
          <table:table-cell table:number-columns-repeated="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.868" calcext:value-type="float">
            <text:p>30.868</text:p>
          </table:table-cell>
          <table:table-cell/>
          <table:table-cell office:value-type="string" calcext:value-type="string">
            <text:p>B0 </text:p>
          </table:table-cell>
          <table:table-cell table:formula="of:=COM.MICROSOFT.CONCAT([.B25]; &quot;,&quot;)" office:value-type="string" office:string-value="30.868," calcext:value-type="string">
            <text:p>30.868,</text:p>
          </table:table-cell>
          <table:table-cell table:number-columns-repeated="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.703" calcext:value-type="float">
            <text:p>32.703</text:p>
          </table:table-cell>
          <table:table-cell/>
          <table:table-cell office:value-type="string" calcext:value-type="string">
            <text:p>C1 </text:p>
          </table:table-cell>
          <table:table-cell table:formula="of:=COM.MICROSOFT.CONCAT([.B26]; &quot;,&quot;)" office:value-type="string" office:string-value="32.703," calcext:value-type="string">
            <text:p>32.703,</text:p>
          </table:table-cell>
          <table:table-cell table:number-columns-repeated="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4.648" calcext:value-type="float">
            <text:p>34.648</text:p>
          </table:table-cell>
          <table:table-cell/>
          <table:table-cell office:value-type="string" calcext:value-type="string">
            <text:p>C#1 </text:p>
          </table:table-cell>
          <table:table-cell table:formula="of:=COM.MICROSOFT.CONCAT([.B27]; &quot;,&quot;)" office:value-type="string" office:string-value="34.648," calcext:value-type="string">
            <text:p>34.648,</text:p>
          </table:table-cell>
          <table:table-cell table:number-columns-repeated="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6.708" calcext:value-type="float">
            <text:p>36.708</text:p>
          </table:table-cell>
          <table:table-cell/>
          <table:table-cell office:value-type="string" calcext:value-type="string">
            <text:p>D1 </text:p>
          </table:table-cell>
          <table:table-cell table:formula="of:=COM.MICROSOFT.CONCAT([.B28]; &quot;,&quot;)" office:value-type="string" office:string-value="36.708," calcext:value-type="string">
            <text:p>36.708,</text:p>
          </table:table-cell>
          <table:table-cell table:number-columns-repeated="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.891" calcext:value-type="float">
            <text:p>38.891</text:p>
          </table:table-cell>
          <table:table-cell/>
          <table:table-cell office:value-type="string" calcext:value-type="string">
            <text:p>D#1 </text:p>
          </table:table-cell>
          <table:table-cell table:formula="of:=COM.MICROSOFT.CONCAT([.B29]; &quot;,&quot;)" office:value-type="string" office:string-value="38.891," calcext:value-type="string">
            <text:p>38.891,</text:p>
          </table:table-cell>
          <table:table-cell table:number-columns-repeated="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1.203" calcext:value-type="float">
            <text:p>41.203</text:p>
          </table:table-cell>
          <table:table-cell/>
          <table:table-cell office:value-type="string" calcext:value-type="string">
            <text:p>E1 </text:p>
          </table:table-cell>
          <table:table-cell table:formula="of:=COM.MICROSOFT.CONCAT([.B30]; &quot;,&quot;)" office:value-type="string" office:string-value="41.203," calcext:value-type="string">
            <text:p>41.203,</text:p>
          </table:table-cell>
          <table:table-cell table:number-columns-repeated="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.654" calcext:value-type="float">
            <text:p>43.654</text:p>
          </table:table-cell>
          <table:table-cell/>
          <table:table-cell office:value-type="string" calcext:value-type="string">
            <text:p>F1 </text:p>
          </table:table-cell>
          <table:table-cell table:formula="of:=COM.MICROSOFT.CONCAT([.B31]; &quot;,&quot;)" office:value-type="string" office:string-value="43.654," calcext:value-type="string">
            <text:p>43.654,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6.249" calcext:value-type="float">
            <text:p>46.249</text:p>
          </table:table-cell>
          <table:table-cell/>
          <table:table-cell office:value-type="string" calcext:value-type="string">
            <text:p>F#1 </text:p>
          </table:table-cell>
          <table:table-cell table:formula="of:=COM.MICROSOFT.CONCAT([.B32]; &quot;,&quot;)" office:value-type="string" office:string-value="46.249," calcext:value-type="string">
            <text:p>46.249,</text:p>
          </table:table-cell>
          <table:table-cell table:number-columns-repeated="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8.999" calcext:value-type="float">
            <text:p>48.999</text:p>
          </table:table-cell>
          <table:table-cell/>
          <table:table-cell office:value-type="string" calcext:value-type="string">
            <text:p>G1 </text:p>
          </table:table-cell>
          <table:table-cell table:formula="of:=COM.MICROSOFT.CONCAT([.B33]; &quot;,&quot;)" office:value-type="string" office:string-value="48.999," calcext:value-type="string">
            <text:p>48.999,</text:p>
          </table:table-cell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1.913" calcext:value-type="float">
            <text:p>51.913</text:p>
          </table:table-cell>
          <table:table-cell/>
          <table:table-cell office:value-type="string" calcext:value-type="string">
            <text:p>G#1 </text:p>
          </table:table-cell>
          <table:table-cell table:formula="of:=COM.MICROSOFT.CONCAT([.B34]; &quot;,&quot;)" office:value-type="string" office:string-value="51.913," calcext:value-type="string">
            <text:p>51.913,</text:p>
          </table:table-cell>
          <table:table-cell table:number-columns-repeated="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1 </text:p>
          </table:table-cell>
          <table:table-cell table:formula="of:=COM.MICROSOFT.CONCAT([.B35]; &quot;,&quot;)" office:value-type="string" office:string-value="55," calcext:value-type="string">
            <text:p>55,</text:p>
          </table:table-cell>
          <table:table-cell table:number-columns-repeated="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string" calcext:value-type="string">
            <text:p>A#1 </text:p>
          </table:table-cell>
          <table:table-cell table:formula="of:=COM.MICROSOFT.CONCAT([.B36]; &quot;,&quot;)" office:value-type="string" office:string-value="58.27," calcext:value-type="string">
            <text:p>58.27,</text:p>
          </table:table-cell>
          <table:table-cell table:number-columns-repeated="1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61.735" calcext:value-type="float">
            <text:p>61.735</text:p>
          </table:table-cell>
          <table:table-cell/>
          <table:table-cell office:value-type="string" calcext:value-type="string">
            <text:p>B1 </text:p>
          </table:table-cell>
          <table:table-cell table:formula="of:=COM.MICROSOFT.CONCAT([.B37]; &quot;,&quot;)" office:value-type="string" office:string-value="61.735," calcext:value-type="string">
            <text:p>61.735,</text:p>
          </table:table-cell>
          <table:table-cell table:number-columns-repeated="6"/>
          <table:table-cell table:style-name="ce1" office:value-type="string" calcext:value-type="string">
            <text:p>Harmonic</text:p>
          </table:table-cell>
          <table:table-cell table:style-name="ce1" office:value-type="string" calcext:value-type="string">
            <text:p>True harmonic ratio</text:p>
          </table:table-cell>
          <table:table-cell table:style-name="ce1" office:value-type="string" calcext:value-type="string">
            <text:p>Equal temperament ratio</text:p>
          </table:table-cell>
          <table:table-cell table:style-name="ce1" office:value-type="string" calcext:value-type="string">
            <text:p>Hammond ratio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.406" calcext:value-type="float">
            <text:p>65.406</text:p>
          </table:table-cell>
          <table:table-cell/>
          <table:table-cell office:value-type="string" calcext:value-type="string">
            <text:p>C2 </text:p>
          </table:table-cell>
          <table:table-cell table:formula="of:=COM.MICROSOFT.CONCAT([.B38]; &quot;,&quot;)" office:value-type="string" office:string-value="65.406," calcext:value-type="string">
            <text:p>65.406,</text:p>
          </table:table-cell>
          <table:table-cell table:number-columns-repeated="6"/>
          <table:table-cell table:style-name="ce2" office:value-type="string" calcext:value-type="string">
            <text:p>Sub-fundamental</text:p>
          </table:table-cell>
          <table:table-cell table:number-columns-repeated="3" table:style-name="ce2" office:value-type="float" office:value="0.5" calcext:value-type="float">
            <text:p>0.5</text:p>
          </table:table-cell>
          <table:table-cell/>
          <table:table-cell table:formula="of:=COM.MICROSOFT.CONCAT([.O38];&quot;,&quot;)" office:value-type="string" office:string-value="0.5," calcext:value-type="string">
            <text:p>0.5,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.296" calcext:value-type="float">
            <text:p>69.296</text:p>
          </table:table-cell>
          <table:table-cell/>
          <table:table-cell office:value-type="string" calcext:value-type="string">
            <text:p>C#2 </text:p>
          </table:table-cell>
          <table:table-cell table:formula="of:=COM.MICROSOFT.CONCAT([.B39]; &quot;,&quot;)" office:value-type="string" office:string-value="69.296," calcext:value-type="string">
            <text:p>69.296,</text:p>
          </table:table-cell>
          <table:table-cell table:number-columns-repeated="6"/>
          <table:table-cell table:style-name="ce2" office:value-type="string" calcext:value-type="string">
            <text:p>Fundamental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formula="of:=COM.MICROSOFT.CONCAT([.O39];&quot;,&quot;)" office:value-type="string" office:string-value="1," calcext:value-type="string">
            <text:p>1,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3.416" calcext:value-type="float">
            <text:p>73.416</text:p>
          </table:table-cell>
          <table:table-cell/>
          <table:table-cell office:value-type="string" calcext:value-type="string">
            <text:p>D2 </text:p>
          </table:table-cell>
          <table:table-cell table:formula="of:=COM.MICROSOFT.CONCAT([.B40]; &quot;,&quot;)" office:value-type="string" office:string-value="73.416," calcext:value-type="string">
            <text:p>73.416,</text:p>
          </table:table-cell>
          <table:table-cell table:number-columns-repeated="6"/>
          <table:table-cell table:style-name="ce2" office:value-type="string" calcext:value-type="string">
            <text:p>Sub 3rd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98307077" calcext:value-type="float">
            <text:p>1.498307077</text:p>
          </table:table-cell>
          <table:table-cell table:style-name="ce2" office:value-type="float" office:value="1.49882353" calcext:value-type="float">
            <text:p>1.49882353</text:p>
          </table:table-cell>
          <table:table-cell/>
          <table:table-cell table:formula="of:=COM.MICROSOFT.CONCAT([.O40];&quot;,&quot;)" office:value-type="string" office:string-value="1.49882353," calcext:value-type="string">
            <text:p>1.49882353,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7.782" calcext:value-type="float">
            <text:p>77.782</text:p>
          </table:table-cell>
          <table:table-cell/>
          <table:table-cell office:value-type="string" calcext:value-type="string">
            <text:p>D#2 </text:p>
          </table:table-cell>
          <table:table-cell table:formula="of:=COM.MICROSOFT.CONCAT([.B41]; &quot;,&quot;)" office:value-type="string" office:string-value="77.782," calcext:value-type="string">
            <text:p>77.782,</text:p>
          </table:table-cell>
          <table:table-cell table:number-columns-repeated="6"/>
          <table:table-cell table:style-name="ce2" office:value-type="string" calcext:value-type="string">
            <text:p>2nd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/>
          <table:table-cell table:formula="of:=COM.MICROSOFT.CONCAT([.O41];&quot;,&quot;)" office:value-type="string" office:string-value="2," calcext:value-type="string">
            <text:p>2,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2.407" calcext:value-type="float">
            <text:p>82.407</text:p>
          </table:table-cell>
          <table:table-cell/>
          <table:table-cell office:value-type="string" calcext:value-type="string">
            <text:p>E2 </text:p>
          </table:table-cell>
          <table:table-cell table:formula="of:=COM.MICROSOFT.CONCAT([.B42]; &quot;,&quot;)" office:value-type="string" office:string-value="82.407," calcext:value-type="string">
            <text:p>82.407,</text:p>
          </table:table-cell>
          <table:table-cell table:number-columns-repeated="6"/>
          <table:table-cell table:style-name="ce2" office:value-type="string" calcext:value-type="string">
            <text:p>3r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96614154" calcext:value-type="float">
            <text:p>2.996614154</text:p>
          </table:table-cell>
          <table:table-cell table:style-name="ce2" office:value-type="float" office:value="2.99764706" calcext:value-type="float">
            <text:p>2.99764706</text:p>
          </table:table-cell>
          <table:table-cell/>
          <table:table-cell table:formula="of:=COM.MICROSOFT.CONCAT([.O42];&quot;,&quot;)" office:value-type="string" office:string-value="2.99764706," calcext:value-type="string">
            <text:p>2.99764706,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7.307" calcext:value-type="float">
            <text:p>87.307</text:p>
          </table:table-cell>
          <table:table-cell/>
          <table:table-cell office:value-type="string" calcext:value-type="string">
            <text:p>F2 </text:p>
          </table:table-cell>
          <table:table-cell table:formula="of:=COM.MICROSOFT.CONCAT([.B43]; &quot;,&quot;)" office:value-type="string" office:string-value="87.307," calcext:value-type="string">
            <text:p>87.307,</text:p>
          </table:table-cell>
          <table:table-cell table:number-columns-repeated="6"/>
          <table:table-cell table:style-name="ce2" office:value-type="string" calcext:value-type="string">
            <text:p>4th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/>
          <table:table-cell table:formula="of:=COM.MICROSOFT.CONCAT([.O43];&quot;,&quot;)" office:value-type="string" office:string-value="4," calcext:value-type="string">
            <text:p>4,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2.499" calcext:value-type="float">
            <text:p>92.499</text:p>
          </table:table-cell>
          <table:table-cell/>
          <table:table-cell office:value-type="string" calcext:value-type="string">
            <text:p>F#2 </text:p>
          </table:table-cell>
          <table:table-cell table:formula="of:=COM.MICROSOFT.CONCAT([.B44]; &quot;,&quot;)" office:value-type="string" office:string-value="92.499," calcext:value-type="string">
            <text:p>92.499,</text:p>
          </table:table-cell>
          <table:table-cell table:number-columns-repeated="6"/>
          <table:table-cell table:style-name="ce2" office:value-type="string" calcext:value-type="string">
            <text:p>5t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0396842" calcext:value-type="float">
            <text:p>5.0396842</text:p>
          </table:table-cell>
          <table:table-cell table:style-name="ce2" office:value-type="float" office:value="5.040941178" calcext:value-type="float">
            <text:p>5.040941178</text:p>
          </table:table-cell>
          <table:table-cell/>
          <table:table-cell table:formula="of:=COM.MICROSOFT.CONCAT([.O44];&quot;,&quot;)" office:value-type="string" office:string-value="5.040941178," calcext:value-type="string">
            <text:p>5.040941178,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7.999" calcext:value-type="float">
            <text:p>97.999</text:p>
          </table:table-cell>
          <table:table-cell/>
          <table:table-cell office:value-type="string" calcext:value-type="string">
            <text:p>G2 </text:p>
          </table:table-cell>
          <table:table-cell table:formula="of:=COM.MICROSOFT.CONCAT([.B45]; &quot;,&quot;)" office:value-type="string" office:string-value="97.999," calcext:value-type="string">
            <text:p>97.999,</text:p>
          </table:table-cell>
          <table:table-cell table:number-columns-repeated="6"/>
          <table:table-cell table:style-name="ce2" office:value-type="string" calcext:value-type="string">
            <text:p>6t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.993228307" calcext:value-type="float">
            <text:p>5.993228307</text:p>
          </table:table-cell>
          <table:table-cell table:style-name="ce2" office:value-type="float" office:value="5.99529412" calcext:value-type="float">
            <text:p>5.99529412</text:p>
          </table:table-cell>
          <table:table-cell/>
          <table:table-cell table:formula="of:=COM.MICROSOFT.CONCAT([.O45];&quot;,&quot;)" office:value-type="string" office:string-value="5.99529412," calcext:value-type="string">
            <text:p>5.99529412,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3.826" calcext:value-type="float">
            <text:p>103.826</text:p>
          </table:table-cell>
          <table:table-cell/>
          <table:table-cell office:value-type="string" calcext:value-type="string">
            <text:p>G#2 </text:p>
          </table:table-cell>
          <table:table-cell table:formula="of:=COM.MICROSOFT.CONCAT([.B46]; &quot;,&quot;)" office:value-type="string" office:string-value="103.826," calcext:value-type="string">
            <text:p>103.826,</text:p>
          </table:table-cell>
          <table:table-cell table:number-columns-repeated="6"/>
          <table:table-cell table:style-name="ce2" office:value-type="string" calcext:value-type="string">
            <text:p>8th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/>
          <table:table-cell table:formula="of:=COM.MICROSOFT.CONCAT([.O46];&quot;,&quot;)" office:value-type="string" office:string-value="8," calcext:value-type="string">
            <text:p>8,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2 </text:p>
          </table:table-cell>
          <table:table-cell table:formula="of:=COM.MICROSOFT.CONCAT([.B47]; &quot;,&quot;)" office:value-type="string" office:string-value="110," calcext:value-type="string">
            <text:p>110,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6.541" calcext:value-type="float">
            <text:p>116.541</text:p>
          </table:table-cell>
          <table:table-cell/>
          <table:table-cell office:value-type="string" calcext:value-type="string">
            <text:p>A#2 </text:p>
          </table:table-cell>
          <table:table-cell table:formula="of:=COM.MICROSOFT.CONCAT([.B48]; &quot;,&quot;)" office:value-type="string" office:string-value="116.541," calcext:value-type="string">
            <text:p>116.541,</text:p>
          </table:table-cell>
          <table:table-cell table:number-columns-repeated="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3.471" calcext:value-type="float">
            <text:p>123.471</text:p>
          </table:table-cell>
          <table:table-cell/>
          <table:table-cell office:value-type="string" calcext:value-type="string">
            <text:p>B2 </text:p>
          </table:table-cell>
          <table:table-cell table:formula="of:=COM.MICROSOFT.CONCAT([.B49]; &quot;,&quot;)" office:value-type="string" office:string-value="123.471," calcext:value-type="string">
            <text:p>123.471,</text:p>
          </table:table-cell>
          <table:table-cell table:number-columns-repeated="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0.813" calcext:value-type="float">
            <text:p>130.813</text:p>
          </table:table-cell>
          <table:table-cell/>
          <table:table-cell office:value-type="string" calcext:value-type="string">
            <text:p>C3 </text:p>
          </table:table-cell>
          <table:table-cell table:formula="of:=COM.MICROSOFT.CONCAT([.B50]; &quot;,&quot;)" office:value-type="string" office:string-value="130.813," calcext:value-type="string">
            <text:p>130.813,</text:p>
          </table:table-cell>
          <table:table-cell table:number-columns-repeated="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8.591" calcext:value-type="float">
            <text:p>138.591</text:p>
          </table:table-cell>
          <table:table-cell/>
          <table:table-cell office:value-type="string" calcext:value-type="string">
            <text:p>C#3 </text:p>
          </table:table-cell>
          <table:table-cell table:formula="of:=COM.MICROSOFT.CONCAT([.B51]; &quot;,&quot;)" office:value-type="string" office:string-value="138.591," calcext:value-type="string">
            <text:p>138.591,</text:p>
          </table:table-cell>
          <table:table-cell table:number-columns-repeated="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46.832" calcext:value-type="float">
            <text:p>146.832</text:p>
          </table:table-cell>
          <table:table-cell/>
          <table:table-cell office:value-type="string" calcext:value-type="string">
            <text:p>D3 </text:p>
          </table:table-cell>
          <table:table-cell table:formula="of:=COM.MICROSOFT.CONCAT([.B52]; &quot;,&quot;)" office:value-type="string" office:string-value="146.832," calcext:value-type="string">
            <text:p>146.832,</text:p>
          </table:table-cell>
          <table:table-cell table:number-columns-repeated="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55.563" calcext:value-type="float">
            <text:p>155.563</text:p>
          </table:table-cell>
          <table:table-cell/>
          <table:table-cell office:value-type="string" calcext:value-type="string">
            <text:p>D#3 </text:p>
          </table:table-cell>
          <table:table-cell table:formula="of:=COM.MICROSOFT.CONCAT([.B53]; &quot;,&quot;)" office:value-type="string" office:string-value="155.563," calcext:value-type="string">
            <text:p>155.563,</text:p>
          </table:table-cell>
          <table:table-cell table:number-columns-repeated="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64.814" calcext:value-type="float">
            <text:p>164.814</text:p>
          </table:table-cell>
          <table:table-cell/>
          <table:table-cell office:value-type="string" calcext:value-type="string">
            <text:p>E3 </text:p>
          </table:table-cell>
          <table:table-cell table:formula="of:=COM.MICROSOFT.CONCAT([.B54]; &quot;,&quot;)" office:value-type="string" office:string-value="164.814," calcext:value-type="string">
            <text:p>164.814,</text:p>
          </table:table-cell>
          <table:table-cell table:number-columns-repeated="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4.614" calcext:value-type="float">
            <text:p>174.614</text:p>
          </table:table-cell>
          <table:table-cell/>
          <table:table-cell office:value-type="string" calcext:value-type="string">
            <text:p>F3 </text:p>
          </table:table-cell>
          <table:table-cell table:formula="of:=COM.MICROSOFT.CONCAT([.B55]; &quot;,&quot;)" office:value-type="string" office:string-value="174.614," calcext:value-type="string">
            <text:p>174.614,</text:p>
          </table:table-cell>
          <table:table-cell table:number-columns-repeated="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4.997" calcext:value-type="float">
            <text:p>184.997</text:p>
          </table:table-cell>
          <table:table-cell/>
          <table:table-cell office:value-type="string" calcext:value-type="string">
            <text:p>F#3 </text:p>
          </table:table-cell>
          <table:table-cell table:formula="of:=COM.MICROSOFT.CONCAT([.B56]; &quot;,&quot;)" office:value-type="string" office:string-value="184.997," calcext:value-type="string">
            <text:p>184.997,</text:p>
          </table:table-cell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95.998" calcext:value-type="float">
            <text:p>195.998</text:p>
          </table:table-cell>
          <table:table-cell/>
          <table:table-cell office:value-type="string" calcext:value-type="string">
            <text:p>G3 </text:p>
          </table:table-cell>
          <table:table-cell table:formula="of:=COM.MICROSOFT.CONCAT([.B57]; &quot;,&quot;)" office:value-type="string" office:string-value="195.998," calcext:value-type="string">
            <text:p>195.998,</text:p>
          </table:table-cell>
          <table:table-cell table:number-columns-repeated="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7.652" calcext:value-type="float">
            <text:p>207.652</text:p>
          </table:table-cell>
          <table:table-cell/>
          <table:table-cell office:value-type="string" calcext:value-type="string">
            <text:p>G#3 </text:p>
          </table:table-cell>
          <table:table-cell table:formula="of:=COM.MICROSOFT.CONCAT([.B58]; &quot;,&quot;)" office:value-type="string" office:string-value="207.652," calcext:value-type="string">
            <text:p>207.652,</text:p>
          </table:table-cell>
          <table:table-cell table:number-columns-repeated="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A3 </text:p>
          </table:table-cell>
          <table:table-cell table:formula="of:=COM.MICROSOFT.CONCAT([.B59]; &quot;,&quot;)" office:value-type="string" office:string-value="220," calcext:value-type="string">
            <text:p>220,</text:p>
          </table:table-cell>
          <table:table-cell table:number-columns-repeated="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3.082" calcext:value-type="float">
            <text:p>233.082</text:p>
          </table:table-cell>
          <table:table-cell/>
          <table:table-cell office:value-type="string" calcext:value-type="string">
            <text:p>A#3 </text:p>
          </table:table-cell>
          <table:table-cell table:formula="of:=COM.MICROSOFT.CONCAT([.B60]; &quot;,&quot;)" office:value-type="string" office:string-value="233.082," calcext:value-type="string">
            <text:p>233.082,</text:p>
          </table:table-cell>
          <table:table-cell table:number-columns-repeated="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46.942" calcext:value-type="float">
            <text:p>246.942</text:p>
          </table:table-cell>
          <table:table-cell/>
          <table:table-cell office:value-type="string" calcext:value-type="string">
            <text:p>B3 </text:p>
          </table:table-cell>
          <table:table-cell table:formula="of:=COM.MICROSOFT.CONCAT([.B61]; &quot;,&quot;)" office:value-type="string" office:string-value="246.942," calcext:value-type="string">
            <text:p>246.942,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1.626" calcext:value-type="float">
            <text:p>261.626</text:p>
          </table:table-cell>
          <table:table-cell/>
          <table:table-cell office:value-type="string" calcext:value-type="string">
            <text:p>C4 (Middle C)</text:p>
          </table:table-cell>
          <table:table-cell table:formula="of:=COM.MICROSOFT.CONCAT([.B62]; &quot;,&quot;)" office:value-type="string" office:string-value="261.626," calcext:value-type="string">
            <text:p>261.626,</text:p>
          </table:table-cell>
          <table:table-cell table:number-columns-repeated="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77.183" calcext:value-type="float">
            <text:p>277.183</text:p>
          </table:table-cell>
          <table:table-cell/>
          <table:table-cell office:value-type="string" calcext:value-type="string">
            <text:p>C#4 </text:p>
          </table:table-cell>
          <table:table-cell table:formula="of:=COM.MICROSOFT.CONCAT([.B63]; &quot;,&quot;)" office:value-type="string" office:string-value="277.183," calcext:value-type="string">
            <text:p>277.183,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2]*[.H63]" office:value-type="float" office:value="261.626" calcext:value-type="float">
            <text:p>261.62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5.33333333333333" calcext:value-type="float">
            <text:p>5 1/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66666666666667" calcext:value-type="float">
            <text:p>2 2/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.6" calcext:value-type="float">
            <text:p>1 3/5</text:p>
          </table:table-cell>
          <table:table-cell table:style-name="ce3" office:value-type="float" office:value="1.33333333333333" calcext:value-type="float">
            <text:p>1 1/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93.665" calcext:value-type="float">
            <text:p>293.665</text:p>
          </table:table-cell>
          <table:table-cell/>
          <table:table-cell office:value-type="string" calcext:value-type="string">
            <text:p>D4 </text:p>
          </table:table-cell>
          <table:table-cell table:formula="of:=COM.MICROSOFT.CONCAT([.B64]; &quot;,&quot;)" office:value-type="string" office:string-value="293.665," calcext:value-type="string">
            <text:p>293.665,</text:p>
          </table:table-cell>
          <table:table-cell table:number-columns-repeated="2"/>
          <table:table-cell office:value-type="float" office:value="1.33" calcext:value-type="float">
            <text:p>1.33</text:p>
          </table:table-cell>
          <table:table-cell table:formula="of:=[.$B$62]*[.H64]" office:value-type="float" office:value="347.96258" calcext:value-type="float">
            <text:p>347.9625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1.127" calcext:value-type="float">
            <text:p>311.127</text:p>
          </table:table-cell>
          <table:table-cell/>
          <table:table-cell office:value-type="string" calcext:value-type="string">
            <text:p>D#4 </text:p>
          </table:table-cell>
          <table:table-cell table:formula="of:=COM.MICROSOFT.CONCAT([.B65]; &quot;,&quot;)" office:value-type="string" office:string-value="311.127," calcext:value-type="string">
            <text:p>311.127,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2]*[.H65]" office:value-type="float" office:value="523.252" calcext:value-type="float">
            <text:p>523.252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9.628" calcext:value-type="float">
            <text:p>329.628</text:p>
          </table:table-cell>
          <table:table-cell/>
          <table:table-cell office:value-type="string" calcext:value-type="string">
            <text:p>E4 </text:p>
          </table:table-cell>
          <table:table-cell table:formula="of:=COM.MICROSOFT.CONCAT([.B66]; &quot;,&quot;)" office:value-type="string" office:string-value="329.628," calcext:value-type="string">
            <text:p>329.628,</text:p>
          </table:table-cell>
          <table:table-cell table:number-columns-repeated="2"/>
          <table:table-cell office:value-type="float" office:value="2.25" calcext:value-type="float">
            <text:p>2.25</text:p>
          </table:table-cell>
          <table:table-cell table:formula="of:=[.$B$62]*[.H66]" office:value-type="float" office:value="588.6585" calcext:value-type="float">
            <text:p>588.6585</text:p>
          </table:table-cell>
          <table:table-cell table:number-columns-repeated="1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49.228" calcext:value-type="float">
            <text:p>349.228</text:p>
          </table:table-cell>
          <table:table-cell/>
          <table:table-cell office:value-type="string" calcext:value-type="string">
            <text:p>F4 </text:p>
          </table:table-cell>
          <table:table-cell table:formula="of:=COM.MICROSOFT.CONCAT([.B67]; &quot;,&quot;)" office:value-type="string" office:string-value="349.228," calcext:value-type="string">
            <text:p>349.228,</text:p>
          </table:table-cell>
          <table:table-cell table:number-columns-repeated="2"/>
          <table:table-cell office:value-type="float" office:value="3.67" calcext:value-type="float">
            <text:p>3.67</text:p>
          </table:table-cell>
          <table:table-cell table:formula="of:=[.$B$62]*[.H67]" office:value-type="float" office:value="960.16742" calcext:value-type="float">
            <text:p>960.16742</text:p>
          </table:table-cell>
          <table:table-cell table:number-columns-repeated="1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69.994" calcext:value-type="float">
            <text:p>369.994</text:p>
          </table:table-cell>
          <table:table-cell/>
          <table:table-cell office:value-type="string" calcext:value-type="string">
            <text:p>F#4 </text:p>
          </table:table-cell>
          <table:table-cell table:formula="of:=COM.MICROSOFT.CONCAT([.B68]; &quot;,&quot;)" office:value-type="string" office:string-value="369.994," calcext:value-type="string">
            <text:p>369.994,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2]*[.H68]" office:value-type="float" office:value="1046.504" calcext:value-type="float">
            <text:p>1046.504</text:p>
          </table:table-cell>
          <table:table-cell table:number-columns-repeated="1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91.995" calcext:value-type="float">
            <text:p>391.995</text:p>
          </table:table-cell>
          <table:table-cell/>
          <table:table-cell office:value-type="string" calcext:value-type="string">
            <text:p>G4 </text:p>
          </table:table-cell>
          <table:table-cell table:formula="of:=COM.MICROSOFT.CONCAT([.B69]; &quot;,&quot;)" office:value-type="string" office:string-value="391.995," calcext:value-type="string">
            <text:p>391.995,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$B$62]*[.H69]" office:value-type="float" office:value="1203.4796" calcext:value-type="float">
            <text:p>1203.4796</text:p>
          </table:table-cell>
          <table:table-cell table:number-columns-repeated="1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15.305" calcext:value-type="float">
            <text:p>415.305</text:p>
          </table:table-cell>
          <table:table-cell/>
          <table:table-cell office:value-type="string" calcext:value-type="string">
            <text:p>G#4 </text:p>
          </table:table-cell>
          <table:table-cell table:formula="of:=COM.MICROSOFT.CONCAT([.B70]; &quot;,&quot;)" office:value-type="string" office:string-value="415.305," calcext:value-type="string">
            <text:p>415.305,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$B$62]*[.H70]" office:value-type="float" office:value="1255.8048" calcext:value-type="float">
            <text:p>1255.8048</text:p>
          </table:table-cell>
          <table:table-cell table:number-columns-repeated="1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A4 </text:p>
          </table:table-cell>
          <table:table-cell table:formula="of:=COM.MICROSOFT.CONCAT([.B71]; &quot;,&quot;)" office:value-type="string" office:string-value="440," calcext:value-type="string">
            <text:p>440,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2]*[.H71]" office:value-type="float" office:value="1308.13" calcext:value-type="float">
            <text:p>1308.13</text:p>
          </table:table-cell>
          <table:table-cell table:number-columns-repeated="1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66.164" calcext:value-type="float">
            <text:p>466.164</text:p>
          </table:table-cell>
          <table:table-cell/>
          <table:table-cell office:value-type="string" calcext:value-type="string">
            <text:p>A#4 </text:p>
          </table:table-cell>
          <table:table-cell table:formula="of:=COM.MICROSOFT.CONCAT([.B72]; &quot;,&quot;)" office:value-type="string" office:string-value="466.164," calcext:value-type="string">
            <text:p>466.164,</text:p>
          </table:table-cell>
          <table:table-cell table:number-columns-repeated="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93.883" calcext:value-type="float">
            <text:p>493.883</text:p>
          </table:table-cell>
          <table:table-cell/>
          <table:table-cell office:value-type="string" calcext:value-type="string">
            <text:p>B4 </text:p>
          </table:table-cell>
          <table:table-cell table:formula="of:=COM.MICROSOFT.CONCAT([.B73]; &quot;,&quot;)" office:value-type="string" office:string-value="493.883," calcext:value-type="string">
            <text:p>493.883,</text:p>
          </table:table-cell>
          <table:table-cell table:number-columns-repeated="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23.251" calcext:value-type="float">
            <text:p>523.251</text:p>
          </table:table-cell>
          <table:table-cell/>
          <table:table-cell office:value-type="string" calcext:value-type="string">
            <text:p>C5 </text:p>
          </table:table-cell>
          <table:table-cell table:formula="of:=COM.MICROSOFT.CONCAT([.B74]; &quot;,&quot;)" office:value-type="string" office:string-value="523.251," calcext:value-type="string">
            <text:p>523.251,</text:p>
          </table:table-cell>
          <table:table-cell table:number-columns-repeated="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54.365" calcext:value-type="float">
            <text:p>554.365</text:p>
          </table:table-cell>
          <table:table-cell/>
          <table:table-cell office:value-type="string" calcext:value-type="string">
            <text:p>C#5 </text:p>
          </table:table-cell>
          <table:table-cell table:formula="of:=COM.MICROSOFT.CONCAT([.B75]; &quot;,&quot;)" office:value-type="string" office:string-value="554.365," calcext:value-type="string">
            <text:p>554.365,</text:p>
          </table:table-cell>
          <table:table-cell table:number-columns-repeated="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87.33" calcext:value-type="float">
            <text:p>587.33</text:p>
          </table:table-cell>
          <table:table-cell/>
          <table:table-cell office:value-type="string" calcext:value-type="string">
            <text:p>D5 </text:p>
          </table:table-cell>
          <table:table-cell table:formula="of:=COM.MICROSOFT.CONCAT([.B76]; &quot;,&quot;)" office:value-type="string" office:string-value="587.33," calcext:value-type="string">
            <text:p>587.33,</text:p>
          </table:table-cell>
          <table:table-cell table:number-columns-repeated="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22.254" calcext:value-type="float">
            <text:p>622.254</text:p>
          </table:table-cell>
          <table:table-cell/>
          <table:table-cell office:value-type="string" calcext:value-type="string">
            <text:p>D#5 </text:p>
          </table:table-cell>
          <table:table-cell table:formula="of:=COM.MICROSOFT.CONCAT([.B77]; &quot;,&quot;)" office:value-type="string" office:string-value="622.254," calcext:value-type="string">
            <text:p>622.254,</text:p>
          </table:table-cell>
          <table:table-cell table:number-columns-repeated="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59.255" calcext:value-type="float">
            <text:p>659.255</text:p>
          </table:table-cell>
          <table:table-cell/>
          <table:table-cell office:value-type="string" calcext:value-type="string">
            <text:p>E5 </text:p>
          </table:table-cell>
          <table:table-cell table:formula="of:=COM.MICROSOFT.CONCAT([.B78]; &quot;,&quot;)" office:value-type="string" office:string-value="659.255," calcext:value-type="string">
            <text:p>659.255,</text:p>
          </table:table-cell>
          <table:table-cell table:number-columns-repeated="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8.456" calcext:value-type="float">
            <text:p>698.456</text:p>
          </table:table-cell>
          <table:table-cell/>
          <table:table-cell office:value-type="string" calcext:value-type="string">
            <text:p>F5 </text:p>
          </table:table-cell>
          <table:table-cell table:formula="of:=COM.MICROSOFT.CONCAT([.B79]; &quot;,&quot;)" office:value-type="string" office:string-value="698.456," calcext:value-type="string">
            <text:p>698.456,</text:p>
          </table:table-cell>
          <table:table-cell table:number-columns-repeated="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39.989" calcext:value-type="float">
            <text:p>739.989</text:p>
          </table:table-cell>
          <table:table-cell/>
          <table:table-cell office:value-type="string" calcext:value-type="string">
            <text:p>F#5 </text:p>
          </table:table-cell>
          <table:table-cell table:formula="of:=COM.MICROSOFT.CONCAT([.B80]; &quot;,&quot;)" office:value-type="string" office:string-value="739.989," calcext:value-type="string">
            <text:p>739.989,</text:p>
          </table:table-cell>
          <table:table-cell table:number-columns-repeated="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83.991" calcext:value-type="float">
            <text:p>783.991</text:p>
          </table:table-cell>
          <table:table-cell/>
          <table:table-cell office:value-type="string" calcext:value-type="string">
            <text:p>G5 </text:p>
          </table:table-cell>
          <table:table-cell table:formula="of:=COM.MICROSOFT.CONCAT([.B81]; &quot;,&quot;)" office:value-type="string" office:string-value="783.991," calcext:value-type="string">
            <text:p>783.991,</text:p>
          </table:table-cell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30.609" calcext:value-type="float">
            <text:p>830.609</text:p>
          </table:table-cell>
          <table:table-cell/>
          <table:table-cell office:value-type="string" calcext:value-type="string">
            <text:p>G#5 </text:p>
          </table:table-cell>
          <table:table-cell table:formula="of:=COM.MICROSOFT.CONCAT([.B82]; &quot;,&quot;)" office:value-type="string" office:string-value="830.609," calcext:value-type="string">
            <text:p>830.609,</text:p>
          </table:table-cell>
          <table:table-cell table:number-columns-repeated="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A5 </text:p>
          </table:table-cell>
          <table:table-cell table:formula="of:=COM.MICROSOFT.CONCAT([.B83]; &quot;,&quot;)" office:value-type="string" office:string-value="880," calcext:value-type="string">
            <text:p>880,</text:p>
          </table:table-cell>
          <table:table-cell table:number-columns-repeated="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32.328" calcext:value-type="float">
            <text:p>932.328</text:p>
          </table:table-cell>
          <table:table-cell/>
          <table:table-cell office:value-type="string" calcext:value-type="string">
            <text:p>A#5 </text:p>
          </table:table-cell>
          <table:table-cell table:formula="of:=COM.MICROSOFT.CONCAT([.B84]; &quot;,&quot;)" office:value-type="string" office:string-value="932.328," calcext:value-type="string">
            <text:p>932.328,</text:p>
          </table:table-cell>
          <table:table-cell table:number-columns-repeated="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87.767" calcext:value-type="float">
            <text:p>987.767</text:p>
          </table:table-cell>
          <table:table-cell/>
          <table:table-cell office:value-type="string" calcext:value-type="string">
            <text:p>B5 </text:p>
          </table:table-cell>
          <table:table-cell table:formula="of:=COM.MICROSOFT.CONCAT([.B85]; &quot;,&quot;)" office:value-type="string" office:string-value="987.767," calcext:value-type="string">
            <text:p>987.767,</text:p>
          </table:table-cell>
          <table:table-cell table:number-columns-repeated="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46.502" calcext:value-type="float">
            <text:p>1046.502</text:p>
          </table:table-cell>
          <table:table-cell/>
          <table:table-cell office:value-type="string" calcext:value-type="string">
            <text:p>C6 </text:p>
          </table:table-cell>
          <table:table-cell table:formula="of:=COM.MICROSOFT.CONCAT([.B86]; &quot;,&quot;)" office:value-type="string" office:string-value="1046.502," calcext:value-type="string">
            <text:p>1046.502,</text:p>
          </table:table-cell>
          <table:table-cell table:number-columns-repeated="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108.731" calcext:value-type="float">
            <text:p>1108.731</text:p>
          </table:table-cell>
          <table:table-cell/>
          <table:table-cell office:value-type="string" calcext:value-type="string">
            <text:p>C#6 </text:p>
          </table:table-cell>
          <table:table-cell table:formula="of:=COM.MICROSOFT.CONCAT([.B87]; &quot;,&quot;)" office:value-type="string" office:string-value="1108.731," calcext:value-type="string">
            <text:p>1108.731,</text:p>
          </table:table-cell>
          <table:table-cell table:number-columns-repeated="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74.659" calcext:value-type="float">
            <text:p>1174.659</text:p>
          </table:table-cell>
          <table:table-cell/>
          <table:table-cell office:value-type="string" calcext:value-type="string">
            <text:p>D6 </text:p>
          </table:table-cell>
          <table:table-cell table:formula="of:=COM.MICROSOFT.CONCAT([.B88]; &quot;,&quot;)" office:value-type="string" office:string-value="1174.659," calcext:value-type="string">
            <text:p>1174.659,</text:p>
          </table:table-cell>
          <table:table-cell table:number-columns-repeated="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44.508" calcext:value-type="float">
            <text:p>1244.508</text:p>
          </table:table-cell>
          <table:table-cell/>
          <table:table-cell office:value-type="string" calcext:value-type="string">
            <text:p>D#6 </text:p>
          </table:table-cell>
          <table:table-cell table:formula="of:=COM.MICROSOFT.CONCAT([.B89]; &quot;,&quot;)" office:value-type="string" office:string-value="1244.508," calcext:value-type="string">
            <text:p>1244.508,</text:p>
          </table:table-cell>
          <table:table-cell table:number-columns-repeated="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18.51" calcext:value-type="float">
            <text:p>1318.51</text:p>
          </table:table-cell>
          <table:table-cell/>
          <table:table-cell office:value-type="string" calcext:value-type="string">
            <text:p>E6 </text:p>
          </table:table-cell>
          <table:table-cell table:formula="of:=COM.MICROSOFT.CONCAT([.B90]; &quot;,&quot;)" office:value-type="string" office:string-value="1318.51," calcext:value-type="string">
            <text:p>1318.51,</text:p>
          </table:table-cell>
          <table:table-cell table:number-columns-repeated="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96.913" calcext:value-type="float">
            <text:p>1396.913</text:p>
          </table:table-cell>
          <table:table-cell/>
          <table:table-cell office:value-type="string" calcext:value-type="string">
            <text:p>F6 </text:p>
          </table:table-cell>
          <table:table-cell table:formula="of:=COM.MICROSOFT.CONCAT([.B91]; &quot;,&quot;)" office:value-type="string" office:string-value="1396.913," calcext:value-type="string">
            <text:p>1396.913,</text:p>
          </table:table-cell>
          <table:table-cell table:number-columns-repeated="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79.978" calcext:value-type="float">
            <text:p>1479.978</text:p>
          </table:table-cell>
          <table:table-cell/>
          <table:table-cell office:value-type="string" calcext:value-type="string">
            <text:p>F#6 </text:p>
          </table:table-cell>
          <table:table-cell table:formula="of:=COM.MICROSOFT.CONCAT([.B92]; &quot;,&quot;)" office:value-type="string" office:string-value="1479.978," calcext:value-type="string">
            <text:p>1479.978,</text:p>
          </table:table-cell>
          <table:table-cell table:number-columns-repeated="1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67.982" calcext:value-type="float">
            <text:p>1567.982</text:p>
          </table:table-cell>
          <table:table-cell/>
          <table:table-cell office:value-type="string" calcext:value-type="string">
            <text:p>G6 </text:p>
          </table:table-cell>
          <table:table-cell table:formula="of:=COM.MICROSOFT.CONCAT([.B93]; &quot;,&quot;)" office:value-type="string" office:string-value="1567.982," calcext:value-type="string">
            <text:p>1567.982,</text:p>
          </table:table-cell>
          <table:table-cell table:number-columns-repeated="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661.219" calcext:value-type="float">
            <text:p>1661.219</text:p>
          </table:table-cell>
          <table:table-cell/>
          <table:table-cell office:value-type="string" calcext:value-type="string">
            <text:p>G#6 </text:p>
          </table:table-cell>
          <table:table-cell table:formula="of:=COM.MICROSOFT.CONCAT([.B94]; &quot;,&quot;)" office:value-type="string" office:string-value="1661.219," calcext:value-type="string">
            <text:p>1661.219,</text:p>
          </table:table-cell>
          <table:table-cell table:number-columns-repeated="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A6 </text:p>
          </table:table-cell>
          <table:table-cell table:formula="of:=COM.MICROSOFT.CONCAT([.B95]; &quot;,&quot;)" office:value-type="string" office:string-value="1760," calcext:value-type="string">
            <text:p>1760,</text:p>
          </table:table-cell>
          <table:table-cell table:number-columns-repeated="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864.655" calcext:value-type="float">
            <text:p>1864.655</text:p>
          </table:table-cell>
          <table:table-cell/>
          <table:table-cell office:value-type="string" calcext:value-type="string">
            <text:p>A#6 </text:p>
          </table:table-cell>
          <table:table-cell table:formula="of:=COM.MICROSOFT.CONCAT([.B96]; &quot;,&quot;)" office:value-type="string" office:string-value="1864.655," calcext:value-type="string">
            <text:p>1864.655,</text:p>
          </table:table-cell>
          <table:table-cell table:number-columns-repeated="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975.533" calcext:value-type="float">
            <text:p>1975.533</text:p>
          </table:table-cell>
          <table:table-cell/>
          <table:table-cell office:value-type="string" calcext:value-type="string">
            <text:p>B6 </text:p>
          </table:table-cell>
          <table:table-cell table:formula="of:=COM.MICROSOFT.CONCAT([.B97]; &quot;,&quot;)" office:value-type="string" office:string-value="1975.533," calcext:value-type="string">
            <text:p>1975.533,</text:p>
          </table:table-cell>
          <table:table-cell table:number-columns-repeated="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093.005" calcext:value-type="float">
            <text:p>2093.005</text:p>
          </table:table-cell>
          <table:table-cell/>
          <table:table-cell office:value-type="string" calcext:value-type="string">
            <text:p>C7 </text:p>
          </table:table-cell>
          <table:table-cell table:formula="of:=COM.MICROSOFT.CONCAT([.B98]; &quot;,&quot;)" office:value-type="string" office:string-value="2093.005," calcext:value-type="string">
            <text:p>2093.005,</text:p>
          </table:table-cell>
          <table:table-cell table:number-columns-repeated="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217.461" calcext:value-type="float">
            <text:p>2217.461</text:p>
          </table:table-cell>
          <table:table-cell/>
          <table:table-cell office:value-type="string" calcext:value-type="string">
            <text:p>C#7 </text:p>
          </table:table-cell>
          <table:table-cell table:formula="of:=COM.MICROSOFT.CONCAT([.B99]; &quot;,&quot;)" office:value-type="string" office:string-value="2217.461," calcext:value-type="string">
            <text:p>2217.461,</text:p>
          </table:table-cell>
          <table:table-cell table:number-columns-repeated="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349.318" calcext:value-type="float">
            <text:p>2349.318</text:p>
          </table:table-cell>
          <table:table-cell/>
          <table:table-cell office:value-type="string" calcext:value-type="string">
            <text:p>D7 </text:p>
          </table:table-cell>
          <table:table-cell table:formula="of:=COM.MICROSOFT.CONCAT([.B100]; &quot;,&quot;)" office:value-type="string" office:string-value="2349.318," calcext:value-type="string">
            <text:p>2349.318,</text:p>
          </table:table-cell>
          <table:table-cell table:number-columns-repeated="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489.016" calcext:value-type="float">
            <text:p>2489.016</text:p>
          </table:table-cell>
          <table:table-cell/>
          <table:table-cell office:value-type="string" calcext:value-type="string">
            <text:p>D#7 </text:p>
          </table:table-cell>
          <table:table-cell table:formula="of:=COM.MICROSOFT.CONCAT([.B101]; &quot;,&quot;)" office:value-type="string" office:string-value="2489.016," calcext:value-type="string">
            <text:p>2489.016,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637.02" calcext:value-type="float">
            <text:p>2637.02</text:p>
          </table:table-cell>
          <table:table-cell/>
          <table:table-cell office:value-type="string" calcext:value-type="string">
            <text:p>E7 </text:p>
          </table:table-cell>
          <table:table-cell table:formula="of:=COM.MICROSOFT.CONCAT([.B102]; &quot;,&quot;)" office:value-type="string" office:string-value="2637.02," calcext:value-type="string">
            <text:p>2637.02,</text:p>
          </table:table-cell>
          <table:table-cell table:number-columns-repeated="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793.826" calcext:value-type="float">
            <text:p>2793.826</text:p>
          </table:table-cell>
          <table:table-cell/>
          <table:table-cell office:value-type="string" calcext:value-type="string">
            <text:p>F7 </text:p>
          </table:table-cell>
          <table:table-cell table:formula="of:=COM.MICROSOFT.CONCAT([.B103]; &quot;,&quot;)" office:value-type="string" office:string-value="2793.826," calcext:value-type="string">
            <text:p>2793.826,</text:p>
          </table:table-cell>
          <table:table-cell table:number-columns-repeated="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959.955" calcext:value-type="float">
            <text:p>2959.955</text:p>
          </table:table-cell>
          <table:table-cell/>
          <table:table-cell office:value-type="string" calcext:value-type="string">
            <text:p>F#7 </text:p>
          </table:table-cell>
          <table:table-cell table:formula="of:=COM.MICROSOFT.CONCAT([.B104]; &quot;,&quot;)" office:value-type="string" office:string-value="2959.955," calcext:value-type="string">
            <text:p>2959.955,</text:p>
          </table:table-cell>
          <table:table-cell table:number-columns-repeated="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135.963" calcext:value-type="float">
            <text:p>3135.963</text:p>
          </table:table-cell>
          <table:table-cell/>
          <table:table-cell office:value-type="string" calcext:value-type="string">
            <text:p>G7 </text:p>
          </table:table-cell>
          <table:table-cell table:formula="of:=COM.MICROSOFT.CONCAT([.B105]; &quot;,&quot;)" office:value-type="string" office:string-value="3135.963," calcext:value-type="string">
            <text:p>3135.963,</text:p>
          </table:table-cell>
          <table:table-cell table:number-columns-repeated="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322.438" calcext:value-type="float">
            <text:p>3322.438</text:p>
          </table:table-cell>
          <table:table-cell/>
          <table:table-cell office:value-type="string" calcext:value-type="string">
            <text:p>G#7 </text:p>
          </table:table-cell>
          <table:table-cell table:formula="of:=COM.MICROSOFT.CONCAT([.B106]; &quot;,&quot;)" office:value-type="string" office:string-value="3322.438," calcext:value-type="string">
            <text:p>3322.438,</text:p>
          </table:table-cell>
          <table:table-cell table:number-columns-repeated="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A7 </text:p>
          </table:table-cell>
          <table:table-cell table:formula="of:=COM.MICROSOFT.CONCAT([.B107]; &quot;,&quot;)" office:value-type="string" office:string-value="3520," calcext:value-type="string">
            <text:p>3520,</text:p>
          </table:table-cell>
          <table:table-cell table:number-columns-repeated="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729.31" calcext:value-type="float">
            <text:p>3729.31</text:p>
          </table:table-cell>
          <table:table-cell/>
          <table:table-cell office:value-type="string" calcext:value-type="string">
            <text:p>A#7 </text:p>
          </table:table-cell>
          <table:table-cell table:formula="of:=COM.MICROSOFT.CONCAT([.B108]; &quot;,&quot;)" office:value-type="string" office:string-value="3729.31," calcext:value-type="string">
            <text:p>3729.31,</text:p>
          </table:table-cell>
          <table:table-cell table:number-columns-repeated="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951.066" calcext:value-type="float">
            <text:p>3951.066</text:p>
          </table:table-cell>
          <table:table-cell/>
          <table:table-cell office:value-type="string" calcext:value-type="string">
            <text:p>B7 </text:p>
          </table:table-cell>
          <table:table-cell table:formula="of:=COM.MICROSOFT.CONCAT([.B109]; &quot;,&quot;)" office:value-type="string" office:string-value="3951.066," calcext:value-type="string">
            <text:p>3951.066,</text:p>
          </table:table-cell>
          <table:table-cell table:number-columns-repeated="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186.009" calcext:value-type="float">
            <text:p>4186.009</text:p>
          </table:table-cell>
          <table:table-cell/>
          <table:table-cell office:value-type="string" calcext:value-type="string">
            <text:p>C8 </text:p>
          </table:table-cell>
          <table:table-cell table:formula="of:=COM.MICROSOFT.CONCAT([.B110]; &quot;,&quot;)" office:value-type="string" office:string-value="4186.009," calcext:value-type="string">
            <text:p>4186.009,</text:p>
          </table:table-cell>
          <table:table-cell table:number-columns-repeated="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434.922" calcext:value-type="float">
            <text:p>4434.922</text:p>
          </table:table-cell>
          <table:table-cell/>
          <table:table-cell office:value-type="string" calcext:value-type="string">
            <text:p>C#8 </text:p>
          </table:table-cell>
          <table:table-cell table:formula="of:=COM.MICROSOFT.CONCAT([.B111]; &quot;,&quot;)" office:value-type="string" office:string-value="4434.922," calcext:value-type="string">
            <text:p>4434.922,</text:p>
          </table:table-cell>
          <table:table-cell table:number-columns-repeated="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698.636" calcext:value-type="float">
            <text:p>4698.636</text:p>
          </table:table-cell>
          <table:table-cell/>
          <table:table-cell office:value-type="string" calcext:value-type="string">
            <text:p>D8 </text:p>
          </table:table-cell>
          <table:table-cell table:formula="of:=COM.MICROSOFT.CONCAT([.B112]; &quot;,&quot;)" office:value-type="string" office:string-value="4698.636," calcext:value-type="string">
            <text:p>4698.636,</text:p>
          </table:table-cell>
          <table:table-cell table:number-columns-repeated="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978.032" calcext:value-type="float">
            <text:p>4978.032</text:p>
          </table:table-cell>
          <table:table-cell/>
          <table:table-cell office:value-type="string" calcext:value-type="string">
            <text:p>D#8 </text:p>
          </table:table-cell>
          <table:table-cell table:formula="of:=COM.MICROSOFT.CONCAT([.B113]; &quot;,&quot;)" office:value-type="string" office:string-value="4978.032," calcext:value-type="string">
            <text:p>4978.032,</text:p>
          </table:table-cell>
          <table:table-cell table:number-columns-repeated="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274.041" calcext:value-type="float">
            <text:p>5274.041</text:p>
          </table:table-cell>
          <table:table-cell/>
          <table:table-cell office:value-type="string" calcext:value-type="string">
            <text:p>E8 </text:p>
          </table:table-cell>
          <table:table-cell table:formula="of:=COM.MICROSOFT.CONCAT([.B114]; &quot;,&quot;)" office:value-type="string" office:string-value="5274.041," calcext:value-type="string">
            <text:p>5274.041,</text:p>
          </table:table-cell>
          <table:table-cell table:number-columns-repeated="1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587.652" calcext:value-type="float">
            <text:p>5587.652</text:p>
          </table:table-cell>
          <table:table-cell/>
          <table:table-cell office:value-type="string" calcext:value-type="string">
            <text:p>F8 </text:p>
          </table:table-cell>
          <table:table-cell table:formula="of:=COM.MICROSOFT.CONCAT([.B115]; &quot;,&quot;)" office:value-type="string" office:string-value="5587.652," calcext:value-type="string">
            <text:p>5587.652,</text:p>
          </table:table-cell>
          <table:table-cell table:number-columns-repeated="1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919.911" calcext:value-type="float">
            <text:p>5919.911</text:p>
          </table:table-cell>
          <table:table-cell/>
          <table:table-cell office:value-type="string" calcext:value-type="string">
            <text:p>F#8 </text:p>
          </table:table-cell>
          <table:table-cell table:formula="of:=COM.MICROSOFT.CONCAT([.B116]; &quot;,&quot;)" office:value-type="string" office:string-value="5919.911," calcext:value-type="string">
            <text:p>5919.911,</text:p>
          </table:table-cell>
          <table:table-cell table:number-columns-repeated="1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271.927" calcext:value-type="float">
            <text:p>6271.927</text:p>
          </table:table-cell>
          <table:table-cell/>
          <table:table-cell office:value-type="string" calcext:value-type="string">
            <text:p>G8 </text:p>
          </table:table-cell>
          <table:table-cell table:formula="of:=COM.MICROSOFT.CONCAT([.B117]; &quot;,&quot;)" office:value-type="string" office:string-value="6271.927," calcext:value-type="string">
            <text:p>6271.927,</text:p>
          </table:table-cell>
          <table:table-cell table:number-columns-repeated="1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644.875" calcext:value-type="float">
            <text:p>6644.875</text:p>
          </table:table-cell>
          <table:table-cell/>
          <table:table-cell office:value-type="string" calcext:value-type="string">
            <text:p>G#8 </text:p>
          </table:table-cell>
          <table:table-cell table:formula="of:=COM.MICROSOFT.CONCAT([.B118]; &quot;,&quot;)" office:value-type="string" office:string-value="6644.875," calcext:value-type="string">
            <text:p>6644.875,</text:p>
          </table:table-cell>
          <table:table-cell table:number-columns-repeated="1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40" calcext:value-type="float">
            <text:p>7040</text:p>
          </table:table-cell>
          <table:table-cell/>
          <table:table-cell office:value-type="string" calcext:value-type="string">
            <text:p>A8 </text:p>
          </table:table-cell>
          <table:table-cell table:formula="of:=COM.MICROSOFT.CONCAT([.B119]; &quot;,&quot;)" office:value-type="string" office:string-value="7040," calcext:value-type="string">
            <text:p>7040,</text:p>
          </table:table-cell>
          <table:table-cell table:number-columns-repeated="1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458.62" calcext:value-type="float">
            <text:p>7458.62</text:p>
          </table:table-cell>
          <table:table-cell/>
          <table:table-cell office:value-type="string" calcext:value-type="string">
            <text:p>A#8 </text:p>
          </table:table-cell>
          <table:table-cell table:formula="of:=COM.MICROSOFT.CONCAT([.B120]; &quot;,&quot;)" office:value-type="string" office:string-value="7458.62," calcext:value-type="string">
            <text:p>7458.62,</text:p>
          </table:table-cell>
          <table:table-cell table:number-columns-repeated="1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902.133" calcext:value-type="float">
            <text:p>7902.133</text:p>
          </table:table-cell>
          <table:table-cell/>
          <table:table-cell office:value-type="string" calcext:value-type="string">
            <text:p>B8 </text:p>
          </table:table-cell>
          <table:table-cell table:formula="of:=COM.MICROSOFT.CONCAT([.B121]; &quot;,&quot;)" office:value-type="string" office:string-value="7902.133," calcext:value-type="string">
            <text:p>7902.133,</text:p>
          </table:table-cell>
          <table:table-cell table:number-columns-repeated="1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372.018" calcext:value-type="float">
            <text:p>8372.018</text:p>
          </table:table-cell>
          <table:table-cell/>
          <table:table-cell office:value-type="string" calcext:value-type="string">
            <text:p>C9 </text:p>
          </table:table-cell>
          <table:table-cell table:formula="of:=COM.MICROSOFT.CONCAT([.B122]; &quot;,&quot;)" office:value-type="string" office:string-value="8372.018," calcext:value-type="string">
            <text:p>8372.018,</text:p>
          </table:table-cell>
          <table:table-cell table:number-columns-repeated="1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8869.844" calcext:value-type="float">
            <text:p>8869.844</text:p>
          </table:table-cell>
          <table:table-cell/>
          <table:table-cell office:value-type="string" calcext:value-type="string">
            <text:p>C#9 </text:p>
          </table:table-cell>
          <table:table-cell table:formula="of:=COM.MICROSOFT.CONCAT([.B123]; &quot;,&quot;)" office:value-type="string" office:string-value="8869.844," calcext:value-type="string">
            <text:p>8869.844,</text:p>
          </table:table-cell>
          <table:table-cell table:number-columns-repeated="1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397.273" calcext:value-type="float">
            <text:p>9397.273</text:p>
          </table:table-cell>
          <table:table-cell/>
          <table:table-cell office:value-type="string" calcext:value-type="string">
            <text:p>D9 </text:p>
          </table:table-cell>
          <table:table-cell table:formula="of:=COM.MICROSOFT.CONCAT([.B124]; &quot;,&quot;)" office:value-type="string" office:string-value="9397.273," calcext:value-type="string">
            <text:p>9397.273,</text:p>
          </table:table-cell>
          <table:table-cell table:number-columns-repeated="1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9956.063" calcext:value-type="float">
            <text:p>9956.063</text:p>
          </table:table-cell>
          <table:table-cell/>
          <table:table-cell office:value-type="string" calcext:value-type="string">
            <text:p>D#9 </text:p>
          </table:table-cell>
          <table:table-cell table:formula="of:=COM.MICROSOFT.CONCAT([.B125]; &quot;,&quot;)" office:value-type="string" office:string-value="9956.063," calcext:value-type="string">
            <text:p>9956.063,</text:p>
          </table:table-cell>
          <table:table-cell table:number-columns-repeated="1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0548.08" calcext:value-type="float">
            <text:p>10548.08</text:p>
          </table:table-cell>
          <table:table-cell/>
          <table:table-cell office:value-type="string" calcext:value-type="string">
            <text:p>E9 </text:p>
          </table:table-cell>
          <table:table-cell table:formula="of:=COM.MICROSOFT.CONCAT([.B126]; &quot;,&quot;)" office:value-type="string" office:string-value="10548.08," calcext:value-type="string">
            <text:p>10548.08,</text:p>
          </table:table-cell>
          <table:table-cell table:number-columns-repeated="1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1175.3" calcext:value-type="float">
            <text:p>11175.3</text:p>
          </table:table-cell>
          <table:table-cell/>
          <table:table-cell office:value-type="string" calcext:value-type="string">
            <text:p>F9 </text:p>
          </table:table-cell>
          <table:table-cell table:formula="of:=COM.MICROSOFT.CONCAT([.B127]; &quot;,&quot;)" office:value-type="string" office:string-value="11175.3," calcext:value-type="string">
            <text:p>11175.3,</text:p>
          </table:table-cell>
          <table:table-cell table:number-columns-repeated="1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1839.82" calcext:value-type="float">
            <text:p>11839.82</text:p>
          </table:table-cell>
          <table:table-cell/>
          <table:table-cell office:value-type="string" calcext:value-type="string">
            <text:p>F#9 </text:p>
          </table:table-cell>
          <table:table-cell table:formula="of:=COM.MICROSOFT.CONCAT([.B128]; &quot;,&quot;)" office:value-type="string" office:string-value="11839.82," calcext:value-type="string">
            <text:p>11839.82,</text:p>
          </table:table-cell>
          <table:table-cell table:number-columns-repeated="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543.85" calcext:value-type="float">
            <text:p>12543.85</text:p>
          </table:table-cell>
          <table:table-cell/>
          <table:table-cell office:value-type="string" calcext:value-type="string">
            <text:p>G9 </text:p>
          </table:table-cell>
          <table:table-cell table:formula="of:=COM.MICROSOFT.CONCAT([.B129]; &quot;,&quot;)" office:value-type="string" office:string-value="12543.85," calcext:value-type="string">
            <text:p>12543.85,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3:38:33.067644387</meta:creation-date>
    <dc:date>2023-11-25T15:57:27.209478897</dc:date>
    <meta:editing-duration>PT28M23S</meta:editing-duration>
    <meta:editing-cycles>1</meta:editing-cycles>
    <meta:document-statistic meta:table-count="1" meta:cell-count="600" meta:object-count="0"/>
    <meta:generator>LibreOffice/7.3.7.2$Linux_X86_64 LibreOffice_project/30$Build-2</meta:generator>
  </office:meta>
</office:document-meta>
</file>